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Query.getEnum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Query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fixQuery.PrefixQuery( Term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ixQuery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fixQuery.toString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